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TestExecutionListener.after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TestExecutionListener.before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sabledSpringRunnerTests.testIfProfileValue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TestExecutionListener.before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TestExecutionListener.prepareTestInstance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TestExecutionListener.after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